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4BDD953763.png" manifest:media-type="image/png"/>
  <manifest:file-entry manifest:full-path="Pictures/10000201000003AF000002124DB455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4DB45563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 </meta:initial-creator>
    <meta:creation-date>2015-03-03T17:10:13.829399727</meta:creation-date>
    <dc:date>2015-03-03T17:24:26.229276326</dc:date>
    <dc:creator>math </dc:creator>
    <meta:editing-duration>PT14M14S</meta:editing-duration>
    <meta:editing-cycles>1</meta:editing-cycles>
    <meta:document-statistic meta:object-count="37"/>
    <meta:generator>LibreOffice/4.3.3.2$Linux_X86_64 LibreOffice_project/430m0$Build-2</meta:generator>
  </office:meta>
</office:document-meta>
</file>